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none" draw:stroke="solid" svg:stroke-width="0.00694in" svg:stroke-color="#44546a" draw:marker-end="a1217" svg:stroke-opacity="100%" draw:stroke-linejoin="miter" svg:stroke-linecap="butt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7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0">
      <style:graphic-properties draw:fill="none" draw:stroke="solid" svg:stroke-width="0.00694in" svg:stroke-color="#44546a" draw:marker-end="a1219" svg:stroke-opacity="100%" draw:stroke-linejoin="miter" svg:stroke-linecap="but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8">
      <style:graphic-properties draw:fill="none" draw:stroke="solid" svg:stroke-width="0.00694in" svg:stroke-color="#44546a" draw:marker-end="a1227" svg:stroke-opacity="100%" draw:stroke-linejoin="miter" svg:stroke-linecap="but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3">
      <style:graphic-properties draw:fill="none" draw:stroke="solid" svg:stroke-width="0.00694in" svg:stroke-color="#44546a" draw:marker-end="a1182" svg:stroke-opacity="100%" draw:stroke-linejoin="miter" svg:stroke-linecap="but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draw:fill="none" draw:stroke="solid" svg:stroke-width="0.00694in" svg:stroke-color="#44546a" draw:marker-end="a1184" svg:stroke-opacity="100%" draw:stroke-linejoin="miter" svg:stroke-linecap="butt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draw:fill="none" draw:stroke="solid" svg:stroke-width="0.00694in" svg:stroke-color="#44546a" draw:marker-end="a1186" svg:stroke-opacity="100%" draw:stroke-linejoin="miter" svg:stroke-linecap="butt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fill="none" draw:stroke="solid" svg:stroke-width="0.00694in" svg:stroke-color="#44546a" draw:marker-end="a1188" svg:stroke-opacity="100%" draw:stroke-linejoin="miter" svg:stroke-linecap="butt"/>
    </style:style>
    <style:style style:family="graphic" style:name="a12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39">
      <style:graphic-properties draw:fill="none" draw:stroke="solid" svg:stroke-width="0.00694in" svg:stroke-color="#44546a" draw:marker-end="a1238" svg:stroke-opacity="100%" draw:stroke-linejoin="miter" svg:stroke-linecap="butt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1">
      <style:graphic-properties draw:fill="none" draw:stroke="solid" svg:stroke-width="0.00694in" svg:stroke-color="#44546a" draw:marker-end="a1190" svg:stroke-opacity="100%" draw:stroke-linejoin="miter" svg:stroke-linecap="but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0694in" svg:stroke-color="#44546a" draw:marker-end="a1192" svg:stroke-opacity="100%" draw:stroke-linejoin="miter" svg:stroke-linecap="butt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draw:fill="none" draw:stroke="solid" svg:stroke-width="0.00694in" svg:stroke-color="#44546a" draw:marker-end="a1194" svg:stroke-opacity="100%" draw:stroke-linejoin="miter" svg:stroke-linecap="butt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1">
      <style:graphic-properties draw:fill="none" draw:stroke="solid" svg:stroke-width="0.00694in" svg:stroke-color="#44546a" draw:marker-end="a1240" svg:stroke-opacity="100%" draw:stroke-linejoin="miter" svg:stroke-linecap="but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8">
      <style:graphic-properties draw:fill="none" draw:stroke="solid" svg:stroke-width="0.00694in" svg:stroke-color="#44546a" draw:marker-end="a1247" svg:stroke-opacity="100%" draw:stroke-linejoin="miter" svg:stroke-linecap="but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62">
      <style:graphic-properties draw:fill="none" draw:stroke="solid" svg:stroke-width="0.00694in" svg:stroke-color="#44546a" draw:marker-end="a1261" svg:stroke-opacity="100%" draw:stroke-linejoin="miter" svg:stroke-linecap="but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0">
      <style:graphic-properties draw:fill="none" draw:stroke="solid" svg:stroke-width="0.00694in" svg:stroke-color="#44546a" draw:marker-end="a1199" svg:stroke-opacity="100%" draw:stroke-linejoin="miter" svg:stroke-linecap="but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draw:fill="none" draw:stroke="solid" svg:stroke-width="0.00694in" svg:stroke-color="#44546a" draw:marker-end="a1201" svg:stroke-opacity="100%" draw:stroke-linejoin="miter" svg:stroke-linecap="butt"/>
    </style:style>
    <style:style style:family="graphic" style:name="a1270">
      <style:graphic-properties draw:fill="none" draw:stroke="solid" svg:stroke-width="0.00694in" svg:stroke-color="#44546a" draw:marker-end="a1269" svg:stroke-opacity="100%" draw:stroke-linejoin="miter" svg:stroke-linecap="butt"/>
    </style:style>
    <style:style style:family="graphic" style:name="a1204">
      <style:graphic-properties draw:fill="none" draw:stroke="solid" svg:stroke-width="0.00694in" svg:stroke-color="#44546a" draw:marker-end="a1203" svg:stroke-opacity="100%" draw:stroke-linejoin="miter" svg:stroke-linecap="butt"/>
    </style:style>
    <style:style style:family="graphic" style:name="a1272">
      <style:graphic-properties draw:fill="none" draw:stroke="solid" svg:stroke-width="0.00694in" svg:stroke-color="#44546a" draw:marker-end="a1271" svg:stroke-opacity="100%" draw:stroke-linejoin="miter" svg:stroke-linecap="butt"/>
    </style:style>
    <style:style style:family="graphic" style:name="a1206">
      <style:graphic-properties draw:fill="none" draw:stroke="solid" svg:stroke-width="0.00694in" svg:stroke-color="#44546a" draw:marker-end="a1205" svg:stroke-opacity="100%" draw:stroke-linejoin="miter" svg:stroke-linecap="butt"/>
    </style:style>
    <style:style style:family="graphic" style:name="a1274">
      <style:graphic-properties draw:fill="none" draw:stroke="solid" svg:stroke-width="0.00694in" svg:stroke-color="#44546a" draw:marker-end="a1273" svg:stroke-opacity="100%" draw:stroke-linejoin="miter" svg:stroke-linecap="butt"/>
    </style:style>
    <style:style style:family="graphic" style:name="a1208">
      <style:graphic-properties draw:fill="none" draw:stroke="solid" svg:stroke-width="0.00694in" svg:stroke-color="#44546a" draw:marker-end="a1207" svg:stroke-opacity="100%" draw:stroke-linejoin="miter" svg:stroke-linecap="butt"/>
    </style:style>
    <style:style style:family="graphic" style:name="a1276">
      <style:graphic-properties draw:fill="none" draw:stroke="solid" svg:stroke-width="0.00694in" svg:stroke-color="#44546a" draw:marker-end="a1275" svg:stroke-opacity="100%" draw:stroke-linejoin="miter" svg:stroke-linecap="but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draw:fill="none" draw:stroke="solid" svg:stroke-width="0.00694in" svg:stroke-color="#44546a" draw:marker-end="a1209" svg:stroke-opacity="100%" draw:stroke-linejoin="miter" svg:stroke-linecap="butt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2">
      <style:graphic-properties draw:fill="none" draw:stroke="solid" svg:stroke-width="0.00694in" svg:stroke-color="#44546a" draw:marker-end="a1211" svg:stroke-opacity="100%" draw:stroke-linejoin="miter" svg:stroke-linecap="but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draw:fill="none" draw:stroke="solid" svg:stroke-width="0.00694in" svg:stroke-color="#44546a" draw:marker-end="a1213" svg:stroke-opacity="100%" draw:stroke-linejoin="miter" svg:stroke-linecap="butt"/>
    </style:style>
    <style:style style:family="graphic" style:name="a12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none" draw:stroke="solid" svg:stroke-width="0.00694in" svg:stroke-color="#44546a" draw:marker-end="a1215" svg:stroke-opacity="100%" draw:stroke-linejoin="miter" svg:stroke-linecap="butt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1081" draw:master-page-name="Master1-Layout7-blank-En-blanco" presentation:presentation-page-layout-name="Master1-PPL7" draw:id="Slide-258">
        <draw:custom-shape svg:x="4.98707in" svg:y="0in" svg:width="1.89228in" svg:height="0.40301in" draw:id="id136" draw:style-name="a1084" draw:name="Forma libre 15">
          <svg:title/>
          <svg:desc/>
          <text:p text:style-name="a1083" text:class-names="" text:cond-style-name=""><text:span text:style-name="a1082" text:class-names="">Administrativo de Depó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45738in" svg:y="4.49674in" svg:width="0.98425in" svg:height="0.59055in" draw:id="id137" draw:style-name="a1087" draw:name="Forma libre 24">
          <svg:title/>
          <svg:desc/>
          <text:p text:style-name="a1086" text:class-names="" text:cond-style-name=""><text:span text:style-name="a1085" text:class-names="">Se factura la compra según rem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2495in" svg:y="-0.00421in" svg:width="1.39936in" svg:height="0.41414in" draw:id="id138" draw:style-name="a1090" draw:name="Forma libre 27">
          <svg:title/>
          <svg:desc/>
          <text:p text:style-name="a1089" text:class-names="" text:cond-style-name=""><text:span text:style-name="a1088" text:class-names="">Administración y Finan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85264in" svg:y="6.07007in" svg:width="0.98425in" svg:height="0.59055in" draw:id="id139" draw:style-name="a1093" draw:name="Forma libre 28">
          <svg:title/>
          <svg:desc/>
          <text:p text:style-name="a1092" text:class-names="" text:cond-style-name=""><text:span text:style-name="a1091" text:class-names="">Se registra la factura en la cuenta corriente de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7712in" svg:y="4.48624in" svg:width="0.98425in" svg:height="0.59055in" draw:id="id140" draw:style-name="a1096" draw:name="Forma libre 29">
          <svg:title/>
          <svg:desc/>
          <text:p text:style-name="a1095" text:class-names="" text:cond-style-name=""><text:span text:style-name="a1094" text:class-names="">Se contabilizan las piezas vendi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8386in" svg:y="6.19288in" svg:width="1.02362in" svg:height="0.59055in" draw:id="id141" draw:style-name="a1099" draw:name="Forma libre 32">
          <svg:title/>
          <svg:desc/>
          <text:p text:style-name="a1098" text:class-names="" text:cond-style-name=""><text:span text:style-name="a109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2241in" svg:y="1.96345in" svg:width="1.02113in" svg:height="0.58905in" draw:id="id142" draw:style-name="a1102" draw:name="Forma libre 38">
          <svg:title/>
          <svg:desc/>
          <text:p text:style-name="a1101" text:class-names="" text:cond-style-name=""><text:span text:style-name="a1100" text:class-names="">Localiza piezas en el depó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46111in" svg:y="7.17607in" svg:width="0.98425in" svg:height="0.59055in" draw:id="id143" draw:style-name="a1105" draw:name="Forma libre 41">
          <svg:title/>
          <svg:desc/>
          <text:p text:style-name="a1104" text:class-names="" text:cond-style-name=""><text:span text:style-name="a1103" text:class-names="">Recibe el pago por el monto factur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84633in" svg:y="7.17607in" svg:width="0.98425in" svg:height="0.59055in" draw:id="id144" draw:style-name="a1108" draw:name="Forma libre 47">
          <svg:title/>
          <svg:desc/>
          <text:p text:style-name="a1107" text:class-names="" text:cond-style-name=""><text:span text:style-name="a1106" text:class-names="">Se actualiza límite de crédito del clien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35896in" svg:y="6.16114in" svg:width="1.1811in" svg:height="0.3937in" draw:id="id145" draw:style-name="a1111" draw:name="Forma libre 48">
          <svg:title/>
          <svg:desc/>
          <text:p text:style-name="a1110" text:class-names="" text:cond-style-name=""><text:span text:style-name="a1109" text:class-names="">¿Cliente posee Cta C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88165in" svg:y="-0.00036in" svg:width="2.74102in" svg:height="0.39951in" draw:id="id146" draw:style-name="a1114" draw:name="Forma libre 50">
          <svg:title/>
          <svg:desc/>
          <text:p text:style-name="a1113" text:class-names="" text:cond-style-name=""><text:span text:style-name="a1112" text:class-names="">Caje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7936in" svg:y="-0.00036in" svg:width="2.74553in" svg:height="8.26772in" draw:id="id147" draw:style-name="a1117" draw:name="Rectángulo 68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20" draw:name="CuadroTexto 93" svg:x="8.95138in" svg:y="6.78343in" svg:width="0.35433in" svg:height="0.31496in">
          <draw:text-box>
            <text:p text:style-name="a1119" text:class-names="" text:cond-style-name=""><text:span text:style-name="a1118" text:class-names="">NO</text:span></text:p>
          </draw:text-box>
          <svg:title/>
          <svg:desc/>
        </draw:frame>
        <draw:custom-shape svg:x="1.36488in" svg:y="0in" svg:width="3.61465in" svg:height="0.40993in" draw:id="id149" draw:style-name="a1123" draw:name="Forma libre 118">
          <svg:title/>
          <svg:desc/>
          <text:p text:style-name="a1122" text:class-names="" text:cond-style-name=""><text:span text:style-name="a1121" text:class-names="">Ventas Mostrador Extern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406in" svg:y="1.96767in" svg:width="1.22514in" svg:height="0.58482in" draw:id="id150" draw:style-name="a1126" draw:name="Forma libre 119">
          <svg:title/>
          <svg:desc/>
          <text:p text:style-name="a1125" text:class-names="" text:cond-style-name=""><text:span text:style-name="a1124" text:class-names="">Se genera un presupues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0569in" svg:y="1.96345in" svg:width="1.18393in" svg:height="0.58905in" draw:id="id151" draw:style-name="a1129" draw:name="Forma libre 120">
          <svg:title/>
          <svg:desc/>
          <text:p text:style-name="a1128" text:class-names="" text:cond-style-name=""><text:span text:style-name="a1127" text:class-names="">Emite pedio de piezas al administrativo de depó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6633in" svg:y="5.07605in" svg:width="1.29466in" svg:height="0.60511in" draw:id="id152" draw:style-name="a1136" draw:name="Forma libre 121">
          <svg:title/>
          <svg:desc/>
          <text:p text:style-name="a1135" text:class-names="" text:cond-style-name=""><text:span text:style-name="a1130" text:class-names="">Se solicita aprobación al gerente de Post<text:s text:c="1"/></text:span><text:span text:style-name="a1131" text:class-names="">Vta</text:span><text:span text:style-name="a1132" text:class-names=""><text:s text:c="1"/>para la confección de nota de<text:s text:c="1"/></text:span><text:span text:style-name="a1133" text:class-names="">crédito.<text:s text:c="1"/></text:span><text:span text:style-name="a11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5631in" svg:y="0.49368in" svg:width="0.98425in" svg:height="0.47244in" draw:id="id153" draw:style-name="a1139" draw:name="Forma libre 122">
          <svg:title/>
          <svg:desc/>
          <text:p text:style-name="a1138" text:class-names="" text:cond-style-name=""><text:span text:style-name="a1137" text:class-names="">El cliente realiz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2968in" svg:y="7.17782in" svg:width="1.1811in" svg:height="0.59055in" draw:id="id154" draw:style-name="a1142" draw:name="Forma libre 124">
          <svg:title/>
          <svg:desc/>
          <text:p text:style-name="a1141" text:class-names="" text:cond-style-name=""><text:span text:style-name="a1140" text:class-names="">Entrega pedido <text:s text:c="1"/>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7865in" svg:y="4.11696in" svg:width="1.10259in" svg:height="0.55691in" draw:id="id155" draw:style-name="a1145" draw:name="Forma libre 125">
          <svg:title/>
          <svg:desc/>
          <text:p text:style-name="a1144" text:class-names="" text:cond-style-name=""><text:span text:style-name="a1143" text:class-names="">Se genera remito y se envía a factura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5511in" svg:y="0.49769in" svg:width="1.1811in" svg:height="0.47244in" draw:id="id156" draw:style-name="a1148" draw:name="Forma libre 126">
          <svg:title/>
          <svg:desc/>
          <text:p text:style-name="a1147" text:class-names="" text:cond-style-name=""><text:span text:style-name="a1146" text:class-names="">Verifica existencia de piezas en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4673in" svg:y="1.2246in" svg:width="1.39858in" svg:height="0.38315in" draw:id="id157" draw:style-name="a1151" draw:name="Forma libre 127">
          <svg:title/>
          <svg:desc/>
          <text:p text:style-name="a1150" text:class-names="" text:cond-style-name=""><text:span text:style-name="a1149" text:class-names="">¿Las piezas están en stock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frame draw:id="id158" draw:style-name="a1154" draw:name="CuadroTexto 134" svg:x="2.61339in" svg:y="5.34446in" svg:width="0.31457in" svg:height="0.20866in">
          <draw:text-box>
            <text:p text:style-name="a1153" text:class-names="" text:cond-style-name=""><text:span text:style-name="a1152" text:class-names="">SI</text:span></text:p>
          </draw:text-box>
          <svg:title/>
          <svg:desc/>
        </draw:frame>
        <draw:frame draw:id="id159" draw:style-name="a1157" draw:name="CuadroTexto 135" svg:x="3.01448in" svg:y="1.18139in" svg:width="0.35433in" svg:height="0.31496in">
          <draw:text-box>
            <text:p text:style-name="a1156" text:class-names="" text:cond-style-name=""><text:span text:style-name="a1155" text:class-names="">NO</text:span></text:p>
          </draw:text-box>
          <svg:title/>
          <svg:desc/>
        </draw:frame>
        <draw:frame draw:id="id160" draw:style-name="a1160" draw:name="CuadroTexto 136" svg:x="1.8755in" svg:y="1.69041in" svg:width="0.3937in" svg:height="0.24803in">
          <draw:text-box>
            <text:p text:style-name="a1159" text:class-names="" text:cond-style-name=""><text:span text:style-name="a1158" text:class-names="">SI</text:span></text:p>
          </draw:text-box>
          <svg:title/>
          <svg:desc/>
        </draw:frame>
        <draw:custom-shape svg:x="-0.01052in" svg:y="-0.00036in" svg:width="1.41692in" svg:height="0.41029in" draw:id="id161" draw:style-name="a1163" draw:name="Forma libre 141">
          <svg:title/>
          <svg:desc/>
          <text:p text:style-name="a1162" text:class-names="" text:cond-style-name=""><text:span text:style-name="a1161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136in" svg:y="0in" svg:width="1.42in" svg:height="8.26772in" draw:id="id162" draw:style-name="a1166" draw:name="Rectángulo 142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279in" svg:y="-0.00657in" svg:width="3.59185in" svg:height="8.26772in" draw:id="id163" draw:style-name="a1169" draw:name="Rectángulo 143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267in" svg:y="0.00931in" svg:width="1.40164in" svg:height="8.26772in" draw:id="id164" draw:style-name="a1172" draw:name="Rectángulo 144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0194in" svg:y="1.11265in" svg:width="1.30819in" svg:height="0.60071in" draw:id="id165" draw:style-name="a1175" draw:name="Forma libre 146">
          <svg:title/>
          <svg:desc/>
          <text:p text:style-name="a1174" text:class-names="" text:cond-style-name=""><text:span text:style-name="a1173" text:class-names="">Gestión de Compra de Piezas a Mercedes Benz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5.41572in" svg:y="4.11696in" svg:width="1.23589in" svg:height="0.51926in" draw:id="id166" draw:style-name="a1178" draw:name="Forma libre 147">
          <svg:title/>
          <svg:desc/>
          <text:p text:style-name="a1177" text:class-names="" text:cond-style-name=""><text:span text:style-name="a1176" text:class-names="">Prepara el pedido y lo entrega al <text:s text:c="1"/>vended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39882in" svg:y="5.18513in" svg:width="1.37795in" svg:height="0.3937in" draw:id="id167" draw:style-name="a1181" draw:name="Forma libre 149">
          <svg:title/>
          <svg:desc/>
          <text:p text:style-name="a1180" text:class-names="" text:cond-style-name=""><text:span text:style-name="a1179" text:class-names="">¿Cliente desiste de la compr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1.24056in" svg:y1="0.7299in" draw:start-shape="id153" draw:start-glue-point="1" svg:x2="1.65511in" svg:y2="0.73391in" draw:end-shape="id156" draw:end-glue-point="3" draw:id="id168" draw:style-name="a1183" draw:name="Conector recto de flecha 151">
          <svg:title/>
          <svg:desc/>
        </draw:connector>
        <draw:connector draw:type="line" svg:x1="2.24566in" svg:y1="0.97013in" draw:start-shape="id156" draw:start-glue-point="2" svg:x2="2.24602in" svg:y2="1.2246in" draw:end-shape="id157" draw:end-glue-point="0" draw:id="id169" draw:style-name="a1185" draw:name="Conector recto de flecha 153">
          <svg:title/>
          <svg:desc/>
        </draw:connector>
        <draw:connector draw:type="line" svg:x1="2.24602in" svg:y1="1.60775in" draw:start-shape="id157" draw:start-glue-point="2" svg:x2="2.25317in" svg:y2="1.96767in" draw:end-shape="id150" draw:end-glue-point="0" draw:id="id170" draw:style-name="a1187" draw:name="Conector recto de flecha 155">
          <svg:title/>
          <svg:desc/>
        </draw:connector>
        <draw:connector draw:type="line" svg:x1="2.86574in" svg:y1="2.26008in" draw:start-shape="id150" draw:start-glue-point="1" svg:x2="3.10569in" svg:y2="2.25798in" draw:end-shape="id151" draw:end-glue-point="3" draw:id="id171" draw:style-name="a1189" draw:name="Conector recto de flecha 161">
          <svg:title/>
          <svg:desc/>
        </draw:connector>
        <draw:connector draw:type="line" svg:x1="4.28962in" svg:y1="2.25798in" draw:start-shape="id151" draw:start-glue-point="1" svg:x2="5.52241in" svg:y2="2.25798in" draw:end-shape="id142" draw:end-glue-point="3" draw:id="id172" draw:style-name="a1191" draw:name="Conector recto de flecha 163">
          <svg:title/>
          <svg:desc/>
        </draw:connector>
        <draw:connector draw:type="standard" svg:x1="2.0878in" svg:y1="5.18513in" draw:start-shape="id155" draw:start-glue-point="3" svg:x2="3.57865in" svg:y2="4.39542in" draw:end-shape="id167" draw:end-glue-point="0" draw:id="id173" draw:style-name="a1193" draw:transform="translate(-2.83322in -4.79027in) rotate(-3.14159) translate(2.83322in 4.79027in)" draw:name="Conector angular 175">
          <svg:title/>
          <svg:desc/>
        </draw:connector>
        <draw:connector draw:type="line" svg:x1="2.77677in" svg:y1="5.38198in" draw:start-shape="id167" draw:start-glue-point="1" svg:x2="2.96633in" svg:y2="5.37861in" draw:end-shape="id152" draw:end-glue-point="3" draw:id="id174" draw:style-name="a1195" draw:name="Conector recto de flecha 177">
          <svg:title/>
          <svg:desc/>
        </draw:connector>
        <draw:custom-shape svg:x="7.04552in" svg:y="5.07718in" svg:width="1.06009in" svg:height="0.63152in" draw:id="id175" draw:style-name="a1198" draw:name="Forma libre 183">
          <svg:title/>
          <svg:desc/>
          <text:p text:style-name="a1197" text:class-names="" text:cond-style-name=""><text:span text:style-name="a1196" text:class-names="">Con la aprobación del gte, se genera la Nota de crédito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0878in" svg:y1="5.57883in" draw:start-shape="id167" draw:start-glue-point="2" svg:x2="2.09567in" svg:y2="6.19288in" draw:end-shape="id141" draw:end-glue-point="0" draw:id="id176" draw:style-name="a1200" draw:name="Conector recto de flecha 188">
          <svg:title/>
          <svg:desc/>
        </draw:connector>
        <draw:connector draw:type="standard" svg:x1="6.35273in" svg:y1="2.56922in" draw:start-shape="id155" draw:start-glue-point="2" svg:x2="6.2346in" svg:y2="6.89666in" draw:end-shape="id137" draw:end-glue-point="3" draw:id="id177" draw:style-name="a1202" draw:transform="translate(-6.29366in -4.73294in) rotate(-4.71239) translate(6.29366in 4.73294in)" draw:name="Conector angular 192">
          <svg:title/>
          <svg:desc/>
        </draw:connector>
        <draw:connector draw:type="line" svg:x1="8.94951in" svg:y1="5.08728in" draw:start-shape="id137" draw:start-glue-point="2" svg:x2="8.94951in" svg:y2="6.16114in" draw:end-shape="id145" draw:end-glue-point="0" draw:id="id178" draw:style-name="a1204" draw:name="Conector recto de flecha 194">
          <svg:title/>
          <svg:desc/>
        </draw:connector>
        <draw:connector draw:type="line" svg:x1="9.44163in" svg:y1="4.79201in" draw:start-shape="id137" draw:start-glue-point="1" svg:x2="9.77712in" svg:y2="4.78152in" draw:end-shape="id140" draw:end-glue-point="3" draw:id="id179" draw:style-name="a1206" draw:name="Conector recto de flecha 196">
          <svg:title/>
          <svg:desc/>
        </draw:connector>
        <draw:connector draw:type="line" svg:x1="8.94951in" svg:y1="6.55484in" draw:start-shape="id145" draw:start-glue-point="2" svg:x2="8.95323in" svg:y2="7.17607in" draw:end-shape="id143" draw:end-glue-point="0" draw:id="id180" draw:style-name="a1208" draw:name="Conector recto de flecha 204">
          <svg:title/>
          <svg:desc/>
        </draw:connector>
        <draw:connector draw:type="line" svg:x1="9.54006in" svg:y1="6.35799in" draw:start-shape="id145" draw:start-glue-point="1" svg:x2="9.85264in" svg:y2="6.36534in" draw:end-shape="id139" draw:end-glue-point="3" draw:id="id181" draw:style-name="a1210" draw:name="Conector recto de flecha 206">
          <svg:title/>
          <svg:desc/>
        </draw:connector>
        <draw:connector draw:type="line" svg:x1="10.34476in" svg:y1="6.66062in" draw:start-shape="id139" draw:start-glue-point="2" svg:x2="10.33845in" svg:y2="7.17607in" draw:end-shape="id144" draw:end-glue-point="0" draw:id="id182" draw:style-name="a1212" draw:name="Conector recto de flecha 208">
          <svg:title/>
          <svg:desc/>
        </draw:connector>
        <draw:connector draw:type="line" svg:x1="8.46111in" svg:y1="7.47134in" draw:start-shape="id143" draw:start-glue-point="3" svg:x2="3.81078in" svg:y2="7.47309in" draw:end-shape="id154" draw:end-glue-point="1" draw:id="id183" draw:style-name="a1214" draw:name="Conector recto de flecha 210">
          <svg:title/>
          <svg:desc/>
        </draw:connector>
        <draw:connector draw:type="line" svg:x1="4.261in" svg:y1="5.37861in" draw:start-shape="id152" draw:start-glue-point="1" svg:x2="7.04552in" svg:y2="5.39294in" draw:end-shape="id175" draw:end-glue-point="3" draw:id="id184" draw:style-name="a1216" draw:name="Conector recto de flecha 224">
          <svg:title/>
          <svg:desc/>
        </draw:connector>
        <draw:connector draw:type="standard" svg:x1="4.7018in" svg:y1="3.61438in" draw:start-shape="id175" draw:start-glue-point="2" svg:x2="5.48125in" svg:y2="8.58247in" draw:end-shape="id141" draw:end-glue-point="1" draw:id="id185" draw:style-name="a1218" draw:transform="translate(-5.09152in -6.09843in) rotate(-1.5708) translate(5.09152in 6.09843in)" draw:name="Conector angular 226">
          <svg:title/>
          <svg:desc/>
        </draw:connector>
        <draw:connector draw:type="line" svg:x1="2.94531in" svg:y1="1.41618in" draw:start-shape="id157" draw:start-glue-point="7" svg:x2="5.40194in" svg:y2="1.41301in" draw:end-shape="id165" draw:end-glue-point="3" draw:id="id186" draw:style-name="a1220" draw:name="Conector recto de flecha 229">
          <svg:title/>
          <svg:desc/>
        </draw:connector>
        <draw:custom-shape svg:x="8.37035in" svg:y="5.2976in" svg:width="0.19685in" svg:height="0.19685in" draw:id="id187" draw:style-name="a1223" draw:name="Forma libre 233">
          <svg:title/>
          <svg:desc/>
          <text:p text:style-name="a1222" text:class-names="" text:cond-style-name=""><text:span text:style-name="a1221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10.17021in" svg:y="3.95088in" svg:width="0.19685in" svg:height="0.19685in" draw:id="id188" draw:style-name="a1226" draw:name="Forma libre 241">
          <svg:title/>
          <svg:desc/>
          <text:p text:style-name="a1225" text:class-names="" text:cond-style-name=""><text:span text:style-name="a1224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10.26864in" svg:y1="4.14773in" draw:start-shape="id188" draw:start-glue-point="2" svg:x2="10.26924in" svg:y2="4.48624in" draw:end-shape="id140" draw:end-glue-point="0" draw:id="id189" draw:style-name="a1228" draw:name="Conector recto de flecha 243">
          <svg:title/>
          <svg:desc/>
        </draw:connector>
        <draw:frame draw:id="id190" draw:style-name="a1231" draw:name="CuadroTexto 244" svg:x="9.37634in" svg:y="6.1117in" svg:width="0.3937in" svg:height="0.24803in">
          <draw:text-box>
            <text:p text:style-name="a1230" text:class-names="" text:cond-style-name=""><text:span text:style-name="a1229" text:class-names="">SI</text:span></text:p>
          </draw:text-box>
          <svg:title/>
          <svg:desc/>
        </draw:frame>
        <draw:frame draw:id="id191" draw:style-name="a1234" draw:name="CuadroTexto 245" svg:x="2.0875in" svg:y="5.86133in" svg:width="0.35433in" svg:height="0.31496in">
          <draw:text-box>
            <text:p text:style-name="a1233" text:class-names="" text:cond-style-name=""><text:span text:style-name="a1232" text:class-names="">NO</text:span></text:p>
          </draw:text-box>
          <svg:title/>
          <svg:desc/>
        </draw:frame>
        <draw:custom-shape svg:x="5.52554in" svg:y="2.7259in" svg:width="1.02113in" svg:height="0.58905in" draw:id="id192" draw:style-name="a1237" draw:name="Forma libre 38">
          <svg:title/>
          <svg:desc/>
          <text:p text:style-name="a1236" text:class-names="" text:cond-style-name=""><text:span text:style-name="a1235" text:class-names="">Confirma pedido al vended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03297in" svg:y1="2.5525in" draw:start-shape="id142" draw:start-glue-point="2" svg:x2="6.03611in" svg:y2="2.7259in" draw:end-shape="id192" draw:end-glue-point="0" draw:id="id193" draw:style-name="a1239" draw:name="Conector recto de flecha 75">
          <svg:title/>
          <svg:desc/>
        </draw:connector>
        <draw:connector draw:type="line" svg:x1="8.10561in" svg:y1="5.39294in" draw:start-shape="id175" draw:start-glue-point="1" svg:x2="8.37035in" svg:y2="5.39603in" draw:end-shape="id187" draw:end-glue-point="3" draw:id="id194" draw:style-name="a1241" draw:name="Conector recto de flecha 67">
          <svg:title/>
          <svg:desc/>
        </draw:connector>
        <draw:custom-shape svg:x="3.00166in" svg:y="5.94899in" svg:width="1.24652in" svg:height="0.38374in" draw:id="id195" draw:style-name="a1246" draw:name="Forma libre 121">
          <svg:title/>
          <svg:desc/>
          <text:p text:style-name="a1245" text:class-names="" text:cond-style-name=""><text:span text:style-name="a1242" text:class-names="">Se<text:s text:c="1"/></text:span><text:span text:style-name="a1243" text:class-names="">genera un registro de venta perdida.</text:span><text:span text:style-name="a12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61366in" svg:y1="5.68116in" draw:start-shape="id152" draw:start-glue-point="2" svg:x2="3.62492in" svg:y2="5.94899in" draw:end-shape="id195" draw:end-glue-point="0" draw:id="id196" draw:style-name="a1248" draw:name="Conector recto de flecha 76">
          <svg:title/>
          <svg:desc/>
        </draw:connector>
        <draw:custom-shape svg:x="4.98175in" svg:y="-0.01003in" svg:width="1.90239in" svg:height="8.26772in" draw:id="id197" draw:style-name="a1251" draw:name="Rectángulo 142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083in" svg:y="2.82954in" svg:width="1.37795in" svg:height="0.3937in" draw:id="id198" draw:style-name="a1257" draw:name="Forma libre 149">
          <svg:title/>
          <svg:desc/>
          <text:p text:style-name="a1256" text:class-names="" text:cond-style-name=""><text:span text:style-name="a1252" text:class-names="">¿Cliente</text:span><text:span text:style-name="a1253" text:class-names=""><text:s text:c="1"/>posterga la compra</text:span><text:span text:style-name="a1254" text:class-names="">?</text:span><text:span text:style-name="a1255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57877in" svg:y="3.43793in" svg:width="1.10207in" svg:height="0.48808in" draw:id="id199" draw:style-name="a1260" draw:name="Forma libre 178">
          <svg:title/>
          <svg:desc/>
          <text:p text:style-name="a1259" text:class-names="" text:cond-style-name=""><text:span text:style-name="a1258" text:class-names="">Se genera una nota de ventas de acuerdo al presupues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52554in" svg:y1="3.02042in" draw:start-shape="id192" draw:start-glue-point="3" svg:x2="4.81878in" svg:y2="3.02639in" draw:end-shape="id198" draw:end-glue-point="1" draw:id="id200" draw:style-name="a1262" draw:name="Conector recto de flecha 82">
          <svg:title/>
          <svg:desc/>
        </draw:connector>
        <draw:custom-shape svg:x="1.70731in" svg:y="2.7323in" svg:width="1.17226in" svg:height="0.58094in" draw:id="id201" draw:style-name="a1268" draw:name="Forma libre 178">
          <svg:title/>
          <svg:desc/>
          <text:p text:style-name="a1267" text:class-names="" text:cond-style-name=""><text:span text:style-name="a1263" text:class-names="">Se</text:span><text:span text:style-name="a1264" text:class-names=""><text:s text:c="1"/>comunica la cliente que el presupuesto será válid</text:span><text:span text:style-name="a1265" text:class-names="">o por x tiempo</text:span><text:span text:style-name="a12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44083in" svg:y1="3.02639in" draw:start-shape="id198" draw:start-glue-point="3" svg:x2="2.87957in" svg:y2="3.02277in" draw:end-shape="id201" draw:end-glue-point="1" draw:id="id202" draw:style-name="a1270" draw:name="Conector recto de flecha 91">
          <svg:title/>
          <svg:desc/>
        </draw:connector>
        <draw:connector draw:type="line" svg:x1="4.12981in" svg:y1="3.22324in" draw:start-shape="id198" draw:start-glue-point="2" svg:x2="4.12981in" svg:y2="3.43793in" draw:end-shape="id199" draw:end-glue-point="0" draw:id="id203" draw:style-name="a1272" draw:name="Conector recto de flecha 101">
          <svg:title/>
          <svg:desc/>
        </draw:connector>
        <draw:connector draw:type="line" svg:x1="4.12981in" svg:y1="3.92601in" draw:start-shape="id199" draw:start-glue-point="2" svg:x2="4.12994in" svg:y2="4.11696in" draw:end-shape="id155" draw:end-glue-point="0" draw:id="id204" draw:style-name="a1274" draw:name="Conector recto de flecha 103">
          <svg:title/>
          <svg:desc/>
        </draw:connector>
        <draw:connector draw:type="standard" svg:x1="4.68084in" svg:y1="3.68197in" draw:start-shape="id199" draw:start-glue-point="1" svg:x2="6.03366in" svg:y2="4.11696in" draw:end-shape="id166" draw:end-glue-point="0" draw:id="id205" draw:style-name="a1276" draw:name="Conector angular 107">
          <svg:title/>
          <svg:desc/>
        </draw:connector>
        <draw:frame draw:id="id206" draw:style-name="a1279" draw:name="CuadroTexto 134" svg:x="3.79178in" svg:y="3.21559in" svg:width="0.31457in" svg:height="0.20866in">
          <draw:text-box>
            <text:p text:style-name="a1278" text:class-names="" text:cond-style-name=""><text:span text:style-name="a1277" text:class-names="">SI</text:span></text:p>
          </draw:text-box>
          <svg:title/>
          <svg:desc/>
        </draw:frame>
        <draw:frame draw:id="id207" draw:style-name="a1282" draw:name="CuadroTexto 245" svg:x="3.00166in" svg:y="2.82884in" svg:width="0.35433in" svg:height="0.31496in">
          <draw:text-box>
            <text:p text:style-name="a1281" text:class-names="" text:cond-style-name=""><text:span text:style-name="a1280" text:class-names="">NO</text:span></text:p>
          </draw:text-box>
          <svg:title/>
          <svg:desc/>
        </draw:frame>
        <presentation:notes draw:style-name="a1288">
          <draw:frame draw:id="id208" draw:style-name="a1285" draw:name="Marcador de número de diapositiva 6" svg:x="4.67953in" svg:y="11.10827in" svg:width="3.5878in" svg:height="0.58425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  <draw:frame draw:id="id209" presentation:style-name="a1286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210" presentation:style-name="a1287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69" svg:viewBox="0 0 20 30" svg:d="m10 0-10 30h20z"/>
    <draw:marker draw:name="a1201" svg:viewBox="0 0 20 30" svg:d="m10 0-10 30h20z"/>
    <draw:marker draw:name="a1238" svg:viewBox="0 0 20 30" svg:d="m10 0-10 30h20z"/>
    <draw:marker draw:name="a1203" svg:viewBox="0 0 20 30" svg:d="m10 0-10 30h20z"/>
    <draw:marker draw:name="a1190" svg:viewBox="0 0 20 30" svg:d="m10 0-10 30h20z"/>
    <draw:marker draw:name="a1192" svg:viewBox="0 0 20 30" svg:d="m10 0-10 30h20z"/>
    <draw:marker draw:name="a1205" svg:viewBox="0 0 20 30" svg:d="m10 0-10 30h20z"/>
    <draw:marker draw:name="a1194" svg:viewBox="0 0 20 30" svg:d="m10 0-10 30h20z"/>
    <draw:marker draw:name="a1207" svg:viewBox="0 0 20 30" svg:d="m10 0-10 30h20z"/>
    <draw:marker draw:name="a1209" svg:viewBox="0 0 20 30" svg:d="m10 0-10 30h20z"/>
    <draw:marker draw:name="a1199" svg:viewBox="0 0 20 30" svg:d="m10 0-10 30h20z"/>
    <draw:marker draw:name="a1227" svg:viewBox="0 0 20 30" svg:d="m10 0-10 30h20z"/>
    <draw:marker draw:name="a1271" svg:viewBox="0 0 20 30" svg:d="m10 0-10 30h20z"/>
    <draw:marker draw:name="a1273" svg:viewBox="0 0 20 30" svg:d="m10 0-10 30h20z"/>
    <draw:marker draw:name="a1275" svg:viewBox="0 0 20 30" svg:d="m10 0-10 30h20z"/>
    <draw:marker draw:name="a1182" svg:viewBox="0 0 20 30" svg:d="m10 0-10 30h20z"/>
    <draw:marker draw:name="a1240" svg:viewBox="0 0 20 30" svg:d="m10 0-10 30h20z"/>
    <draw:marker draw:name="a1184" svg:viewBox="0 0 20 30" svg:d="m10 0-10 30h20z"/>
    <draw:marker draw:name="a1186" svg:viewBox="0 0 20 30" svg:d="m10 0-10 30h20z"/>
    <draw:marker draw:name="a1188" svg:viewBox="0 0 20 30" svg:d="m10 0-10 30h20z"/>
    <draw:marker draw:name="a1247" svg:viewBox="0 0 20 30" svg:d="m10 0-10 30h20z"/>
    <draw:marker draw:name="a1211" svg:viewBox="0 0 20 30" svg:d="m10 0-10 30h20z"/>
    <draw:marker draw:name="a1213" svg:viewBox="0 0 20 30" svg:d="m10 0-10 30h20z"/>
    <draw:marker draw:name="a1215" svg:viewBox="0 0 20 30" svg:d="m10 0-10 30h20z"/>
    <draw:marker draw:name="a1261" svg:viewBox="0 0 20 30" svg:d="m10 0-10 30h20z"/>
    <draw:marker draw:name="a1217" svg:viewBox="0 0 20 30" svg:d="m10 0-10 30h20z"/>
    <draw:marker draw:name="a121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1-17T19:06:53Z</dc:date>
    <meta:editing-cycles>55</meta:editing-cycles>
    <meta:editing-duration>PT178488S</meta:editing-duration>
    <meta:document-statistic meta:paragraph-count="41" meta:word-count="214"/>
  </office:meta>
</office:document-meta>
</file>